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305" officeooo:paragraph-rsid="0007c305"/>
    </style:style>
    <style:style style:name="P2" style:family="paragraph" style:parent-style-name="Standard">
      <style:text-properties style:text-underline-style="solid" style:text-underline-width="auto" style:text-underline-color="font-color" officeooo:rsid="0007c305" officeooo:paragraph-rsid="0007c305"/>
    </style:style>
    <style:style style:name="P3" style:family="paragraph" style:parent-style-name="Standard">
      <style:text-properties officeooo:rsid="0007f086" officeooo:paragraph-rsid="0007f086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1">Current time spent</text:span>: 3 hours to create backend, 2.5 hours to create frontend.</text:p>
      <text:p text:style-name="P1"><text:span text:style-name="T1">Hosting on AWS:</text:span> 30 mins</text:p>
      <text:p text:style-name="P1"/>
      <text:p text:style-name="P2">What can be improved on React:</text:p>
      <text:p text:style-name="P1"/>
      <text:p text:style-name="P1">1) Encryption of accesskey used for external API and encryption of <text:s/>secretkey used for JWT token generation</text:p>
      <text:p text:style-name="P1"/>
      <text:p text:style-name="P1">2) Invoke jwt token api with login user details.</text:p>
      <text:p text:style-name="P1"/>
      <text:p text:style-name="P1">3) Caching of Countries data received from API and storing it in memcache server (so subsequent request from any client can be fetched from memcache instead of doing an API call )</text:p>
      <text:p text:style-name="P1"/>
      <text:p text:style-name="P1">4) Caching of JWT access token in localstorage and using it for all subsequent request.</text:p>
      <text:p text:style-name="P1"/>
      <text:p text:style-name="P3">5) Adding webpack configuration file for each environments so deployments to cross environment is easy</text:p>
      <text:p text:style-name="P3"/>
      <text:p text:style-name="P3">6) Adding <text:s/>material design to improve the UI experience</text:p>
      <text:p text:style-name="P3"/>
      <text:p text:style-name="P3">7) Using react-table npm module to have more interactive tables with inter table search functionality.</text:p>
      <text:p text:style-name="P3"/>
      <text:p text:style-name="P1"/>
      <text:p text:style-name="P2">What can be improved on Nodejs:</text:p>
      <text:p text:style-name="P1"/>
      <text:p text:style-name="P1">1) installing HTTPS certificates so all API request are encrypted.</text:p>
      <text:p text:style-name="P1"/>
      <text:p text:style-name="P1">2) Adding swagger so all API endpoints are documented.</text:p>
      <text:p text:style-name="P1"/>
      <text:p text:style-name="P1">3) User authentication for JWT token with Databa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9:47:19.393138076</meta:creation-date>
    <dc:date>2019-11-16T20:00:56.246114859</dc:date>
    <meta:editing-duration>PT3M26S</meta:editing-duration>
    <meta:editing-cycles>1</meta:editing-cycles>
    <meta:document-statistic meta:table-count="0" meta:image-count="0" meta:object-count="0" meta:page-count="1" meta:paragraph-count="14" meta:word-count="169" meta:character-count="1011" meta:non-whitespace-character-count="854"/>
    <meta:generator>LibreOffice/5.1.6.2$Linux_X86_64 LibreOffice_project/10m0$Build-2</meta:generator>
  </office:meta>
</office:document-meta>
</file>